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54cm" svg:x="6.715cm" svg:y="2.905cm">
          <text:p text:style-name="P1">SKOS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8.62cm" svg:y="6.715cm">
          <text:p text:style-name="P1">SKOSSearch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2.27cm" svg:y="6.715cm">
          <text:p text:style-name="P1">SKOSSche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4.97cm" svg:y="6.715cm">
          <text:p text:style-name="P1">SKOSTagg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cm" svg:y1="5.445cm" svg:x2="11.16cm" svg:y2="6.715cm">
          <text:p/>
        </draw:line>
        <draw:line draw:style-name="gr3" draw:text-style-name="P1" draw:layer="layout" svg:x1="11.16cm" svg:y1="5.445cm" svg:x2="6.715cm" svg:y2="6.715cm">
          <text:p/>
        </draw:line>
        <draw:line draw:style-name="gr3" draw:text-style-name="P1" draw:layer="layout" svg:x1="11.16cm" svg:y1="5.445cm" svg:x2="15.60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8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4T14:22:39</meta:creation-date>
    <dc:date>2010-05-24T14:30:13</dc:date>
    <meta:editing-duration>PT00H07M34S</meta:editing-duration>
    <meta:editing-cycles>1</meta:editing-cycles>
    <meta:document-statistic meta:object-count="7"/>
    <meta:generator>OpenOffice.org/3.2$Linux OpenOffice.org_project/320m12$Build-9483</meta:generator>
  </office:meta>
</office:document-meta>
</file>